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122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 style:list-style-name="L2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093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809cm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5" style:family="graphic" style:parent-style-name="standard" style:list-style-name="L2">
      <style:graphic-properties draw:stroke="solid" svg:stroke-width="0.106cm" svg:stroke-color="#000000" draw:stroke-linejoin="miter" draw:fill="solid" draw:fill-color="#aecf00" draw:fill-gradient-name="Gradient_20_1" draw:textarea-horizontal-align="justify" draw:textarea-vertical-align="top" draw:auto-grow-height="true" fo:min-height="1.375cm" fo:padding-top="0.13cm" fo:padding-bottom="0.13cm" fo:padding-left="0.25cm" fo:padding-right="0.25cm" fo:wrap-option="wrap" draw:shadow="hidden" draw:shadow-color="#cecec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 style:list-style-name="L2">
      <style:graphic-properties draw:stroke="solid" svg:stroke-width="0.106cm" svg:stroke-color="#000000" draw:stroke-linejoin="miter" draw:fill="solid" draw:fill-color="#808019" draw:textarea-horizontal-align="justify" draw:textarea-vertical-align="top" draw:auto-grow-height="true" fo:min-height="0.889cm" fo:padding-top="0.13cm" fo:padding-bottom="0.13cm" fo:padding-left="0.25cm" fo:padding-right="0.25cm" fo:wrap-option="wrap" draw:shadow="hidden" draw:shadow-color="#cecece"/>
    </style:style>
    <style:style style:name="gr8" style:family="graphic" style:parent-style-name="standard" style:list-style-name="L2">
      <style:graphic-properties draw:stroke="solid" svg:stroke-width="0.106cm" svg:stroke-color="#000000" draw:stroke-linejoin="miter" draw:fill="solid" draw:fill-color="#b3b300" draw:textarea-horizontal-align="justify" draw:textarea-vertical-align="top" draw:auto-grow-height="true" fo:min-height="1.02cm" fo:padding-top="0.13cm" fo:padding-bottom="0.13cm" fo:padding-left="0.25cm" fo:padding-right="0.25cm" fo:wrap-option="wrap" draw:shadow="hidden" draw:shadow-color="#cecece"/>
    </style:style>
    <style:style style:name="gr9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122cm" fo:padding-top="0.13cm" fo:padding-bottom="0.13cm" fo:padding-left="0.25cm" fo:padding-right="0.25cm" fo:wrap-option="wrap" draw:shadow="hidden" draw:shadow-color="#cecece"/>
    </style:style>
    <style:style style:name="gr10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809cm" fo:padding-top="0.13cm" fo:padding-bottom="0.13cm" fo:padding-left="0.25cm" fo:padding-right="0.25cm" fo:wrap-option="wrap" draw:shadow="hidden" draw:shadow-color="#cecece"/>
    </style:style>
    <style:style style:name="gr11" style:family="graphic" style:parent-style-name="standard" style:list-style-name="L2">
      <style:graphic-properties draw:stroke="solid" svg:stroke-width="0.106cm" svg:stroke-color="#000000" draw:stroke-linejoin="miter" draw:fill="solid" draw:fill-color="#ff6633" draw:fill-gradient-name="Gradient_20_1" draw:textarea-horizontal-align="justify" draw:textarea-vertical-align="top" draw:auto-grow-height="true" fo:min-height="1.777cm" fo:padding-top="0.13cm" fo:padding-bottom="0.13cm" fo:padding-left="0.25cm" fo:padding-right="0.25cm" fo:wrap-option="wrap" draw:shadow="hidden" draw:shadow-color="#cecec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 style:list-style-name="L2">
      <style:graphic-properties draw:stroke="solid" svg:stroke-width="0.106cm" svg:stroke-color="#000000" draw:stroke-linejoin="miter" draw:fill="solid" draw:fill-color="#cccc00" draw:textarea-horizontal-align="justify" draw:textarea-vertical-align="top" draw:auto-grow-height="true" fo:min-height="1.128cm" fo:padding-top="0.13cm" fo:padding-bottom="0.13cm" fo:padding-left="0.25cm" fo:padding-right="0.25cm" fo:wrap-option="wrap" draw:shadow="hidden" draw:shadow-color="#cecec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6" style:family="graphic" style:parent-style-name="standard" style:list-style-name="L2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093cm" fo:padding-top="0.13cm" fo:padding-bottom="0.13cm" fo:padding-left="0.25cm" fo:padding-right="0.25cm" fo:wrap-option="wrap" draw:shadow="hidden" draw:shadow-color="#cecece"/>
    </style:style>
    <style:style style:name="gr17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171cm" fo:padding-top="0.13cm" fo:padding-bottom="0.13cm" fo:padding-left="0.25cm" fo:padding-right="0.25cm" fo:wrap-option="wrap" draw:shadow="hidden" draw:shadow-color="#cecece"/>
    </style:style>
    <style:style style:name="gr18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3.577cm" fo:padding-top="0.13cm" fo:padding-bottom="0.13cm" fo:padding-left="0.25cm" fo:padding-right="0.25cm" fo:wrap-option="wrap" draw:shadow="hidden" draw:shadow-color="#cecece"/>
    </style:style>
    <style:style style:name="gr19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122cm" fo:padding-top="0.13cm" fo:padding-bottom="0.13cm" fo:padding-left="0.25cm" fo:padding-right="0.25cm" fo:wrap-option="wrap" draw:shadow="hidden" draw:shadow-color="#cecece"/>
    </style:style>
    <style:style style:name="gr20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809cm" fo:padding-top="0.13cm" fo:padding-bottom="0.13cm" fo:padding-left="0.25cm" fo:padding-right="0.25cm" fo:wrap-option="wrap" draw:shadow="hidden" draw:shadow-color="#cecece"/>
    </style:style>
    <style:style style:name="gr21" style:family="graphic" style:parent-style-name="standard" style:list-style-name="L2">
      <style:graphic-properties draw:stroke="solid" svg:stroke-width="0.106cm" svg:stroke-color="#000000" draw:stroke-linejoin="miter" draw:fill="solid" draw:fill-color="#ff6633" draw:fill-gradient-name="Gradient_20_1" draw:textarea-horizontal-align="justify" draw:textarea-vertical-align="top" draw:auto-grow-height="true" fo:min-height="1.822cm" fo:padding-top="0.13cm" fo:padding-bottom="0.13cm" fo:padding-left="0.25cm" fo:padding-right="0.25cm" fo:wrap-option="wrap" draw:shadow="hidden" draw:shadow-color="#cecece"/>
    </style:style>
    <style:style style:name="gr22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522cm" fo:padding-top="0.13cm" fo:padding-bottom="0.13cm" fo:padding-left="0.25cm" fo:padding-right="0.25cm" fo:wrap-option="wrap" draw:shadow="hidden" draw:shadow-color="#cecec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9.062cm"/>
    </style:style>
    <style:style style:name="gr24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171cm" fo:padding-top="0.13cm" fo:padding-bottom="0.13cm" fo:padding-left="0.25cm" fo:padding-right="0.25cm" fo:wrap-option="wrap" draw:shadow="hidden" draw:shadow-color="#cecece"/>
    </style:style>
    <style:style style:name="gr25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4.133cm" fo:padding-top="0.13cm" fo:padding-bottom="0.13cm" fo:padding-left="0.25cm" fo:padding-right="0.25cm" fo:wrap-option="wrap" draw:shadow="hidden" draw:shadow-color="#cecece"/>
    </style:style>
    <style:style style:name="gr26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3.991cm" fo:padding-top="0.13cm" fo:padding-bottom="0.13cm" fo:padding-left="0.25cm" fo:padding-right="0.25cm" fo:wrap-option="wrap" draw:shadow="hidden" draw:shadow-color="#cecece"/>
    </style:style>
    <style:style style:name="gr27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809cm" fo:padding-top="0.13cm" fo:padding-bottom="0.13cm" fo:padding-left="0.25cm" fo:padding-right="0.25cm" fo:wrap-option="wrap" draw:shadow="hidden" draw:shadow-color="#cecece"/>
    </style:style>
    <style:style style:name="gr28" style:family="graphic" style:parent-style-name="standard" style:list-style-name="L2">
      <style:graphic-properties draw:stroke="solid" svg:stroke-width="0.106cm" svg:stroke-color="#000000" draw:stroke-linejoin="miter" draw:fill="solid" draw:fill-color="#ff6633" draw:fill-gradient-name="Gradient_20_1" draw:textarea-horizontal-align="justify" draw:textarea-vertical-align="top" draw:auto-grow-height="true" fo:min-height="1.822cm" fo:padding-top="0.13cm" fo:padding-bottom="0.13cm" fo:padding-left="0.25cm" fo:padding-right="0.25cm" fo:wrap-option="wrap" draw:shadow="hidden" draw:shadow-color="#cecece"/>
    </style:style>
    <style:style style:name="gr29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539cm" fo:padding-top="0.13cm" fo:padding-bottom="0.13cm" fo:padding-left="0.25cm" fo:padding-right="0.25cm" fo:wrap-option="wrap" draw:shadow="hidden" draw:shadow-color="#cecece"/>
    </style:style>
    <style:style style:name="gr30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3.991cm" fo:padding-top="0.13cm" fo:padding-bottom="0.13cm" fo:padding-left="0.25cm" fo:padding-right="0.25cm" fo:wrap-option="wrap" draw:shadow="hidden" draw:shadow-color="#cecece"/>
    </style:style>
    <style:style style:name="gr31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809cm" fo:padding-top="0.13cm" fo:padding-bottom="0.13cm" fo:padding-left="0.25cm" fo:padding-right="0.25cm" fo:wrap-option="wrap" draw:shadow="hidden" draw:shadow-color="#cecece"/>
    </style:style>
    <style:style style:name="pr1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margin-top="0.308cm" fo:margin-bottom="0cm" fo:line-height="150%" fo:text-align="center" fo:text-indent="0cm"/>
    </style:style>
    <style:style style:name="P2" style:family="paragraph">
      <style:paragraph-properties fo:margin-left="0cm" fo:margin-right="0cm" fo:margin-top="0.308cm" fo:margin-bottom="0cm" fo:line-height="150%" fo:text-align="center" fo:text-indent="0cm" style:writing-mode="lr-tb"/>
      <style:text-properties fo:font-size="16pt" style:font-size-asian="16pt" style:font-size-complex="16pt"/>
    </style:style>
    <style:style style:name="P3" style:family="paragraph">
      <style:paragraph-properties fo:margin-left="0cm" fo:margin-right="0cm" fo:margin-top="0.308cm" fo:margin-bottom="0cm" fo:line-height="150%" fo:text-align="center" fo:text-indent="0cm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308cm" fo:margin-bottom="0cm" fo:line-height="150%" fo:text-align="center" fo:text-indent="0cm" style:writing-mode="lr-tb"/>
      <style:text-properties fo:font-size="14pt" style:font-size-asian="14pt" style:font-size-complex="14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left="0cm" fo:margin-right="0cm" fo:margin-top="0.308cm" fo:margin-bottom="0cm" fo:line-height="150%" fo:text-align="center" fo:text-indent="0cm" style:writing-mode="lr-tb"/>
      <style:text-properties fo:font-size="24pt"/>
    </style:style>
    <style:style style:name="P9" style:family="paragraph">
      <style:paragraph-properties fo:margin-left="0cm" fo:margin-right="0cm" fo:margin-top="0.308cm" fo:margin-bottom="0cm" fo:line-height="150%" fo:text-align="center" fo:text-indent="0cm" style:writing-mode="lr-tb"/>
      <style:text-properties fo:font-size="12pt" style:font-size-asian="12pt" style:font-size-complex="12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font-size="12pt"/>
    </style:style>
    <style:style style:name="T1" style:family="text">
      <style:text-properties fo:font-family="Arial" style:font-pitch="variable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Arial" style:font-pitch="variable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XML Content Model" draw:style-name="dp1" draw:master-page-name="Default">
        <office:forms form:automatic-focus="false" form:apply-design-mode="false"/>
        <draw:custom-shape draw:style-name="gr1" draw:text-style-name="P2" draw:layer="layout" svg:width="6.479cm" svg:height="7.382cm" svg:x="2.806cm" svg:y="3.282cm">
          <text:p text:style-name="P1"><text:span text:style-name="T1">yangcli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6.207cm" svg:height="1.353cm" svg:x="9.711cm" svg:y="16.517cm">
          <text:p text:style-name="P1"><text:span text:style-name="T2">YANG files for session</text:span></text:p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513cm" svg:height="2.069cm" svg:x="4.215cm" svg:y="4.686cm">
          <text:p text:style-name="P1"><text:span text:style-name="T2">parser</text:span><text:span text:style-name="T2"><text:line-break/></text:span><text:span text:style-name="T2">validator</text:span></text:p>
          <draw:enhanced-geometry svg:viewBox="0 0 21600 21600" draw:type="mso-spt202" draw:enhanced-path="M 0 0 L 21600 0 21600 21600 0 21600 0 0 Z N"/>
        </draw:custom-shape>
        <draw:line draw:style-name="gr4" draw:layer="layout" svg:x1="5.981cm" svg:y1="6.834cm" svg:x2="5.971cm" svg:y2="7.795cm">
          <text:p/>
        </draw:line>
        <draw:custom-shape draw:style-name="gr5" draw:text-style-name="P3" draw:layer="layout" svg:width="3.164cm" svg:height="2.037cm" svg:x="4.372cm" svg:y="7.868cm">
          <text:p text:style-name="P1"><text:span text:style-name="T2">session</text:span><text:span text:style-name="T2"><text:line-break/></text:span><text:span text:style-name="T2">manager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6.267cm" svg:height="0.65cm" svg:x="9.494cm" svg:y="5.096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6.306cm" svg:height="1.149cm" svg:x="4.017cm" svg:y="11.516cm">
          <text:p text:style-name="P1"><text:span text:style-name="T2">$HOME/.yangtools/tmp</text:span></text:p>
          <draw:enhanced-geometry svg:viewBox="0 0 21600 21600" draw:type="mso-spt202" draw:enhanced-path="M 0 0 L 21600 0 21600 21600 0 21600 0 0 Z N"/>
        </draw:custom-shape>
        <draw:custom-shape draw:style-name="gr8" draw:text-style-name="P5" draw:layer="layout" svg:width="6.126cm" svg:height="1.28cm" svg:x="4.998cm" svg:y="12.99cm">
          <text:p text:style-name="P1"><text:span text:style-name="T2">&lt;yangcli-instance&gt;</text:span></text:p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6.479cm" svg:height="7.382cm" svg:x="16.061cm" svg:y="3.232cm">
          <text:p text:style-name="P1"><text:span text:style-name="T1">netconfd</text:span></text:p>
          <draw:enhanced-geometry svg:viewBox="0 0 21600 21600" draw:type="mso-spt202" draw:enhanced-path="M 0 0 L 21600 0 21600 21600 0 21600 0 0 Z N"/>
        </draw:custom-shape>
        <draw:custom-shape draw:style-name="gr10" draw:text-style-name="P3" draw:layer="layout" svg:width="3.513cm" svg:height="2.069cm" svg:x="17.47cm" svg:y="4.636cm">
          <text:p text:style-name="P1"><text:span text:style-name="T2">parser</text:span><text:span text:style-name="T2"><text:line-break/></text:span><text:span text:style-name="T2">validator</text:span></text:p>
          <draw:enhanced-geometry svg:viewBox="0 0 21600 21600" draw:type="mso-spt202" draw:enhanced-path="M 0 0 L 21600 0 21600 21600 0 21600 0 0 Z N"/>
        </draw:custom-shape>
        <draw:line draw:style-name="gr4" draw:layer="layout" svg:x1="19.236cm" svg:y1="6.784cm" svg:x2="19.226cm" svg:y2="7.745cm">
          <text:p/>
        </draw:line>
        <draw:custom-shape draw:style-name="gr11" draw:text-style-name="P3" draw:layer="layout" svg:width="3.164cm" svg:height="2.037cm" svg:x="17.627cm" svg:y="7.818cm">
          <text:p text:style-name="P1"><text:span text:style-name="T2">running</text:span><text:span text:style-name="T2"><text:line-break/></text:span><text:span text:style-name="T2">config</text:span></text:p>
          <draw:enhanced-geometry svg:viewBox="0 0 21600 21600" draw:type="mso-spt202" draw:enhanced-path="M 0 0 L 21600 0 21600 21600 0 21600 0 0 Z N"/>
        </draw:custom-shape>
        <draw:line draw:style-name="gr12" draw:layer="layout" svg:x1="5.749cm" svg:y1="10.02cm" svg:x2="5.747cm" svg:y2="11.537cm">
          <text:p/>
        </draw:line>
        <draw:custom-shape draw:style-name="gr13" draw:text-style-name="P5" draw:layer="layout" svg:width="6.19cm" svg:height="1.388cm" svg:x="6.475cm" svg:y="14.638cm">
          <text:p text:style-name="P1"><text:span text:style-name="T2">&lt;session-instance&gt;</text:span></text:p>
          <draw:enhanced-geometry svg:viewBox="0 0 21600 21600" draw:type="mso-spt202" draw:enhanced-path="M 0 0 L 21600 0 21600 21600 0 21600 0 0 Z N"/>
        </draw:custom-shape>
        <draw:frame draw:style-name="gr14" draw:layer="layout" svg:width="3.156cm" svg:height="1.267cm" svg:x="10.931cm" svg:y="3.686cm">
          <draw:text-box>
            <text:p>&lt;hello&gt;</text:p>
          </draw:text-box>
        </draw:frame>
        <draw:custom-shape draw:style-name="gr6" draw:text-style-name="P4" draw:layer="layout" svg:width="6.224cm" svg:height="0.65cm" svg:x="9.52cm" svg:y="8.414cm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layer="layout" svg:width="5.324cm" svg:height="1.267cm" svg:x="9.977cm" svg:y="6.982cm">
          <draw:text-box>
            <text:p>&lt;get-schema&gt;</text:p>
          </draw:text-box>
        </draw:frame>
        <draw:frame draw:style-name="gr14" draw:text-style-name="P6" draw:layer="layout" svg:width="4.181cm" svg:height="3.631cm" svg:x="12.274cm" svg:y="10.758cm">
          <draw:text-box>
            <text:p><text:span text:style-name="T3">modules</text:span><text:span text:style-name="T3"><text:line-break/></text:span><text:span text:style-name="T3">capabilities</text:span><text:span text:style-name="T3"><text:line-break/></text:span><text:span text:style-name="T3">revision-dates</text:span><text:span text:style-name="T3"><text:line-break/></text:span><text:span text:style-name="T3">enabled features</text:span><text:span text:style-name="T3"><text:line-break/></text:span><text:span text:style-name="T3">deviations</text:span></text:p>
          </draw:text-box>
        </draw:frame>
        <draw:custom-shape draw:style-name="gr15" draw:text-style-name="P4" draw:layer="layout" svg:width="0.672cm" svg:height="1.649cm" svg:x="13.511cm" svg:y="14.48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3" draw:layer="layout" svg:width="6.207cm" svg:height="1.353cm" svg:x="16.805cm" svg:y="12.244cm">
          <text:p text:style-name="P1"><text:span text:style-name="T2">server YANG files</text:span></text:p>
          <draw:enhanced-geometry svg:viewBox="0 0 21600 21600" draw:type="mso-spt202" draw:enhanced-path="M 0 0 L 21600 0 21600 21600 0 21600 0 0 Z N"/>
        </draw:custom-shape>
        <draw:custom-shape draw:style-name="gr15" draw:text-style-name="P4" draw:layer="layout" svg:width="0.672cm" svg:height="1.389cm" svg:x="19.301cm" svg:y="10.708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7" draw:layer="layout" svg:width="13.951cm" svg:height="1.267cm" svg:x="5.616cm" svg:y="1.562cm">
          <draw:text-box>
            <text:p><text:span text:style-name="T4">Automatic Schema Retrieval Procedure</text:span></text:p>
          </draw:text-box>
        </draw:frame>
        <presentation:notes draw:style-name="dp2">
          <office:forms form:automatic-focus="false" form:apply-design-mode="false"/>
          <draw:page-thumbnail draw:layer="layout" svg:width="12.885cm" svg:height="9.662cm" svg:x="3.259cm" svg:y="1.936cm" draw:page-number="1"/>
          <draw:frame presentation:style-name="pr1" draw:layer="layout" svg:width="14.225cm" svg:height="11.868cm" svg:x="2.588cm" svg:y="12.246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7" draw:text-style-name="P2" draw:layer="layout" svg:width="6.479cm" svg:height="7.431cm" svg:x="2.785cm" svg:y="5.538cm">
          <text:p text:style-name="P1"><text:span text:style-name="T1">project X modules</text:span></text:p>
          <draw:enhanced-geometry svg:viewBox="0 0 21600 21600" draw:type="mso-spt202" draw:enhanced-path="M 0 0 L 21600 0 21600 21600 0 21600 0 0 Z N"/>
        </draw:custom-shape>
        <draw:custom-shape draw:style-name="gr18" draw:text-style-name="P8" draw:layer="layout" svg:width="3.513cm" svg:height="3.837cm" svg:x="4.194cm" svg:y="6.942cm">
          <text:p text:style-name="P1"><text:span text:style-name="T2">foo.yang</text:span><text:span text:style-name="T2"><text:line-break/></text:span><text:span text:style-name="T5">(altered </text:span><text:span text:style-name="T5"><text:line-break/></text:span><text:span text:style-name="T5">just for this project)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" draw:text-style-name="P4" draw:layer="layout" svg:width="6.267cm" svg:height="0.65cm" svg:x="9.69cm" svg:y="7.33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" draw:layer="layout" svg:width="6.479cm" svg:height="7.382cm" svg:x="16.344cm" svg:y="5.466cm">
          <text:p text:style-name="P1"><text:span text:style-name="T1">published modules</text:span></text:p>
          <draw:enhanced-geometry svg:viewBox="0 0 21600 21600" draw:type="mso-spt202" draw:enhanced-path="M 0 0 L 21600 0 21600 21600 0 21600 0 0 Z N"/>
        </draw:custom-shape>
        <draw:custom-shape draw:style-name="gr20" draw:text-style-name="P8" draw:layer="layout" svg:width="3.513cm" svg:height="2.069cm" svg:x="17.753cm" svg:y="6.87cm">
          <text:p text:style-name="P1"><text:span text:style-name="T2">foo.yang</text:span></text:p>
          <draw:enhanced-geometry svg:viewBox="0 0 21600 21600" draw:type="mso-spt202" draw:enhanced-path="M 0 0 L 21600 0 21600 21600 0 21600 0 0 Z N"/>
        </draw:custom-shape>
        <draw:custom-shape draw:style-name="gr21" draw:text-style-name="P9" draw:layer="layout" svg:width="4.75cm" svg:height="2.082cm" svg:x="17.22cm" svg:y="10.215cm">
          <text:p text:style-name="P1"><text:span text:style-name="T5">deviations</text:span><text:span text:style-name="T5"><text:line-break/></text:span><text:span text:style-name="T5">for project X</text:span></text:p>
          <draw:enhanced-geometry svg:viewBox="0 0 21600 21600" draw:type="mso-spt202" draw:enhanced-path="M 0 0 L 21600 0 21600 21600 0 21600 0 0 Z N"/>
        </draw:custom-shape>
        <draw:frame draw:style-name="gr14" draw:text-style-name="P6" draw:layer="layout" svg:width="6.598cm" svg:height="0.927cm" svg:x="9.716cm" svg:y="6.246cm">
          <draw:text-box>
            <text:p><text:span text:style-name="T3">check out common version</text:span></text:p>
          </draw:text-box>
        </draw:frame>
        <draw:custom-shape draw:style-name="gr6" draw:text-style-name="P4" draw:layer="layout" svg:width="1.519cm" svg:height="0.65cm" svg:x="9.586cm" svg:y="11.016cm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7" draw:layer="layout" svg:width="12.609cm" svg:height="1.267cm" svg:x="6.375cm" svg:y="2.256cm">
          <draw:text-box>
            <text:p><text:span text:style-name="T4">Automatic Deviations Management</text:span></text:p>
          </draw:text-box>
        </draw:frame>
        <draw:frame draw:style-name="gr14" draw:text-style-name="P10" draw:layer="layout" svg:width="6.391cm" svg:height="1.098cm" svg:x="2.624cm" svg:y="4.121cm">
          <draw:text-box>
            <text:p><text:span text:style-name="T6">~/swdev/mymodules</text:span></text:p>
          </draw:text-box>
        </draw:frame>
        <draw:frame draw:style-name="gr14" draw:text-style-name="P10" draw:layer="layout" svg:width="5.061cm" svg:height="1.098cm" svg:x="17.004cm" svg:y="4.077cm">
          <draw:text-box>
            <text:p><text:span text:style-name="T6">/public/modules</text:span></text:p>
          </draw:text-box>
        </draw:frame>
        <draw:frame draw:style-name="gr14" draw:text-style-name="P6" draw:layer="layout" svg:width="6.649cm" svg:height="0.927cm" svg:x="9.456cm" svg:y="9.132cm">
          <draw:text-box>
            <text:p><text:span text:style-name="T3">check in just the deviations</text:span></text:p>
          </draw:text-box>
        </draw:frame>
        <draw:custom-shape draw:style-name="gr22" draw:text-style-name="P8" draw:layer="layout" svg:width="2.937cm" svg:height="1.782cm" svg:x="11.464cm" svg:y="10.515cm">
          <text:p text:style-name="P1"><text:span text:style-name="T2">yangdiff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1.519cm" svg:height="0.65cm" svg:x="14.619cm" svg:y="11.104cm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0" draw:layer="layout" svg:width="20.238cm" svg:height="2.792cm" svg:x="3.057cm" svg:y="14.14cm">
          <draw:text-box>
            <text:p><text:span text:style-name="T6">Automatically maintain a common data module, plus a set of patches </text:span><text:span text:style-name="T6"><text:line-break/></text:span><text:span text:style-name="T6">for each desired platform -- NOT a giant DESCRIPTION clause to </text:span><text:span text:style-name="T6"><text:line-break/></text:span><text:span text:style-name="T6">cover all projects, or even worse, no documentation at all.</text:span></text:p>
          </draw:text-box>
        </draw:frame>
        <presentation:notes draw:style-name="dp2">
          <office:forms form:automatic-focus="false" form:apply-design-mode="false"/>
          <draw:page-thumbnail draw:layer="layout" svg:width="12.885cm" svg:height="9.662cm" svg:x="3.259cm" svg:y="1.936cm" draw:page-number="2"/>
          <draw:frame presentation:style-name="pr1" draw:text-style-name="P11" draw:layer="layout" svg:width="14.225cm" svg:height="11.868cm" svg:x="2.588cm" svg:y="12.246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24" draw:text-style-name="P2" draw:layer="layout" svg:width="6.479cm" svg:height="7.431cm" svg:x="2.882cm" svg:y="5.827cm">
          <text:p text:style-name="P1"><text:span text:style-name="T1">project X modules</text:span></text:p>
          <draw:enhanced-geometry svg:viewBox="0 0 21600 21600" draw:type="mso-spt202" draw:enhanced-path="M 0 0 L 21600 0 21600 21600 0 21600 0 0 Z N"/>
        </draw:custom-shape>
        <draw:custom-shape draw:style-name="gr25" draw:text-style-name="P8" draw:layer="layout" svg:width="3.513cm" svg:height="4.701cm" svg:x="4.189cm" svg:y="7.757cm">
          <text:p text:style-name="P1"><text:span text:style-name="T2">foo.yang</text:span><text:span text:style-name="T2"><text:line-break/></text:span><text:span text:style-name="T2">(updated </text:span><text:span text:style-name="T2"><text:line-break/></text:span><text:span text:style-name="T2">for all platforms)</text:span><text:span text:style-name="T2"><text:line-break/></text:span><text:span text:style-name="T2"/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" draw:text-style-name="P4" draw:layer="layout" svg:width="6.267cm" svg:height="0.65cm" svg:x="9.594cm" svg:y="6.82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" draw:layer="layout" svg:width="6.479cm" svg:height="4.251cm" svg:x="16.344cm" svg:y="5.466cm">
          <text:p text:style-name="P1"><text:span text:style-name="T1">published modules</text:span></text:p>
          <draw:enhanced-geometry svg:viewBox="0 0 21600 21600" draw:type="mso-spt202" draw:enhanced-path="M 0 0 L 21600 0 21600 21600 0 21600 0 0 Z N"/>
        </draw:custom-shape>
        <draw:custom-shape draw:style-name="gr27" draw:text-style-name="P8" draw:layer="layout" svg:width="3.513cm" svg:height="2.069cm" svg:x="17.753cm" svg:y="6.87cm">
          <text:p text:style-name="P1"><text:span text:style-name="T2">foo.yang</text:span></text:p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4.75cm" svg:height="2.082cm" svg:x="17.22cm" svg:y="12.115cm">
          <text:p text:style-name="P1"><text:span text:style-name="T5">deviations</text:span><text:span text:style-name="T5"><text:line-break/></text:span><text:span text:style-name="T5">for project X</text:span></text:p>
          <draw:enhanced-geometry svg:viewBox="0 0 21600 21600" draw:type="mso-spt202" draw:enhanced-path="M 0 0 L 21600 0 21600 21600 0 21600 0 0 Z N"/>
        </draw:custom-shape>
        <draw:frame draw:style-name="gr14" draw:text-style-name="P6" draw:layer="layout" svg:width="6.598cm" svg:height="0.927cm" svg:x="9.62cm" svg:y="5.741cm">
          <draw:text-box>
            <text:p><text:span text:style-name="T3">check out common version</text:span></text:p>
          </draw:text-box>
        </draw:frame>
        <draw:custom-shape draw:style-name="gr6" draw:text-style-name="P4" draw:layer="layout" svg:width="1.519cm" svg:height="0.65cm" svg:x="9.611cm" svg:y="11.27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7" draw:layer="layout" svg:width="16.254cm" svg:height="1.267cm" svg:x="5.582cm" svg:y="2.184cm">
          <draw:text-box>
            <text:p><text:span text:style-name="T4">Automatic WEB Documentation Management</text:span></text:p>
          </draw:text-box>
        </draw:frame>
        <draw:frame draw:style-name="gr14" draw:text-style-name="P10" draw:layer="layout" svg:width="6.391cm" svg:height="1.098cm" svg:x="2.721cm" svg:y="4.41cm">
          <draw:text-box>
            <text:p><text:span text:style-name="T6">~/swdev/mymodules</text:span></text:p>
          </draw:text-box>
        </draw:frame>
        <draw:frame draw:style-name="gr14" draw:text-style-name="P10" draw:layer="layout" svg:width="5.061cm" svg:height="1.098cm" svg:x="17.004cm" svg:y="4.077cm">
          <draw:text-box>
            <text:p><text:span text:style-name="T6">/public/modules</text:span></text:p>
          </draw:text-box>
        </draw:frame>
        <draw:frame draw:style-name="gr14" draw:text-style-name="P6" draw:layer="layout" svg:width="7.144cm" svg:height="0.927cm" svg:x="9.265cm" svg:y="7.857cm">
          <draw:text-box>
            <text:p><text:span text:style-name="T3">check in the common version</text:span></text:p>
          </draw:text-box>
        </draw:frame>
        <draw:custom-shape draw:style-name="gr29" draw:text-style-name="P8" draw:layer="layout" svg:width="3.159cm" svg:height="1.799cm" svg:x="11.368cm" svg:y="10.66cm">
          <text:p text:style-name="P1"><text:span text:style-name="T2">yangdump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1.519cm" svg:height="0.65cm" svg:x="14.721cm" svg:y="11.078cm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2" draw:layer="layout" svg:width="6.479cm" svg:height="4.251cm" svg:x="16.37cm" svg:y="9.988cm">
          <text:p text:style-name="P1"><text:span text:style-name="T1">published WEB docs</text:span></text:p>
          <draw:enhanced-geometry svg:viewBox="0 0 21600 21600" draw:type="mso-spt202" draw:enhanced-path="M 0 0 L 21600 0 21600 21600 0 21600 0 0 Z N"/>
        </draw:custom-shape>
        <draw:custom-shape draw:style-name="gr31" draw:text-style-name="P8" draw:layer="layout" svg:width="3.513cm" svg:height="2.069cm" svg:x="17.779cm" svg:y="11.392cm">
          <text:p text:style-name="P1"><text:span text:style-name="T2">foo.html</text:span></text:p>
          <draw:enhanced-geometry svg:viewBox="0 0 21600 21600" draw:type="mso-spt202" draw:enhanced-path="M 0 0 L 21600 0 21600 21600 0 21600 0 0 Z N"/>
        </draw:custom-shape>
        <draw:frame draw:style-name="gr14" draw:text-style-name="P10" draw:layer="layout" svg:width="7.419cm" svg:height="1.098cm" svg:x="15.67cm" svg:y="14.498cm">
          <draw:text-box>
            <text:p><text:span text:style-name="T6">/var/www/html/modules</text:span></text:p>
          </draw:text-box>
        </draw:frame>
        <draw:custom-shape draw:style-name="gr6" draw:text-style-name="P4" draw:layer="layout" svg:width="6.267cm" svg:height="0.65cm" svg:x="9.718cm" svg:y="8.822cm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layer="layout" svg:width="12.885cm" svg:height="9.662cm" svg:x="3.259cm" svg:y="1.936cm" draw:page-number="3"/>
          <draw:frame presentation:style-name="pr1" draw:text-style-name="P11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3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frame presentation:style-name="Default-outline1" draw:layer="backgroundobjects" svg:width="19.896cm" svg:height="12.573cm" svg:x="2.832cm" svg:y="3.689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4" draw:text-style-name="MP5" draw:layer="backgroundobjects" svg:width="19.4cm" svg:height="25.78cm" svg:x="0cm" svg:y="0cm">
          <text:p/>
        </draw:rect>
        <draw:frame presentation:style-name="Mpr2" draw:text-style-name="MP6" draw:layer="backgroundobjects" svg:width="8.409cm" svg:height="1.293cm" svg:x="-0.001cm" svg:y="-0.004cm" presentation:class="header">
          <draw:text-box>
            <text:p text:style-name="MP6"><text:span text:style-name="MT3"><presentation:header/></text:span></text:p>
          </draw:text-box>
        </draw:frame>
        <draw:frame presentation:style-name="Mpr2" draw:text-style-name="MP7" draw:layer="backgroundobjects" svg:width="8.41cm" svg:height="1.293cm" svg:x="10.993cm" svg:y="-0.004cm" presentation:class="date-time">
          <draw:text-box>
            <text:p text:style-name="MP7"><text:span text:style-name="MT3"><presentation:date-time/></text:span></text:p>
          </draw:text-box>
        </draw:frame>
        <draw:frame presentation:style-name="Mpr3" draw:text-style-name="MP6" draw:layer="backgroundobjects" svg:width="8.409cm" svg:height="1.293cm" svg:x="-0.001cm" svg:y="24.491cm" presentation:class="footer">
          <draw:text-box>
            <text:p text:style-name="MP6"><text:span text:style-name="MT3"><presentation:footer/></text:span></text:p>
          </draw:text-box>
        </draw:frame>
        <draw:frame presentation:style-name="Mpr3" draw:text-style-name="MP7" draw:layer="backgroundobjects" svg:width="8.41cm" svg:height="1.293cm" svg:x="10.993cm" svg:y="24.491cm" presentation:class="page-number">
          <draw:text-box>
            <text:p text:style-name="MP7"><text:span text:style-name="MT3"><text:page-number>3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5" draw:text-style-name="MP3" draw:layer="backgroundobjects" svg:width="2.774cm" svg:height="0.82cm" svg:x="17.264cm" svg:y="24.685cm">
          <text:p text:style-name="MP8"><text:span text:style-name="MT4"><text:page-number>3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NETCONF Agenda</dc:title>
    <meta:initial-creator>ABB</meta:initial-creator>
    <meta:creation-date>1996-03-04T22:05:50</meta:creation-date>
    <dc:date>2010-03-27T12:12:11</dc:date>
    <meta:print-date>2000-12-09T21:37:10</meta:print-date>
    <meta:editing-cycles>616</meta:editing-cycles>
    <meta:editing-duration>PT204H59M51S</meta:editing-duration>
    <meta:generator>OpenOffice.org/3.1$Unix OpenOffice.org_project/310m19$Build-9420</meta:generator>
    <dc:creator>Andy Bierman</dc:creator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